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ixtures</text:p>
          </table:table-cell>
          <table:table-cell office:value-type="string" calcext:value-type="string">
            <text:p>loglike.training</text:p>
          </table:table-cell>
          <table:table-cell office:value-type="string" calcext:value-type="string">
            <text:p>loglike.c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303535.584239338" calcext:value-type="float">
            <text:p>-303535.584239338</text:p>
          </table:table-cell>
          <table:table-cell office:value-type="float" office:value="-101648.218201148" calcext:value-type="float">
            <text:p>-101648.218201148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float" office:value="-280364.690750519" calcext:value-type="float">
            <text:p>-280364.690750519</text:p>
          </table:table-cell>
          <table:table-cell office:value-type="float" office:value="-91706.1556189584" calcext:value-type="float">
            <text:p>-91706.1556189584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float" office:value="-274491.091613246" calcext:value-type="float">
            <text:p>-274491.091613246</text:p>
          </table:table-cell>
          <table:table-cell office:value-type="float" office:value="-90293.620820202" calcext:value-type="float">
            <text:p>-90293.620820202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float" office:value="-274433.453957902" calcext:value-type="float">
            <text:p>-274433.453957902</text:p>
          </table:table-cell>
          <table:table-cell office:value-type="float" office:value="-90313.6194758677" calcext:value-type="float">
            <text:p>-90313.6194758677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float" office:value="-270204.678218341" calcext:value-type="float">
            <text:p>-270204.678218341</text:p>
          </table:table-cell>
          <table:table-cell office:value-type="float" office:value="-88859.2991552332" calcext:value-type="float">
            <text:p>-88859.2991552332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float" office:value="-269612.526628158" calcext:value-type="float">
            <text:p>-269612.526628158</text:p>
          </table:table-cell>
          <table:table-cell office:value-type="float" office:value="-88739.4037108554" calcext:value-type="float">
            <text:p>-88739.4037108554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float" office:value="-268933.969930066" calcext:value-type="float">
            <text:p>-268933.969930066</text:p>
          </table:table-cell>
          <table:table-cell office:value-type="float" office:value="-88362.9038502251" calcext:value-type="float">
            <text:p>-88362.9038502251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float" office:value="-268586.763522376" calcext:value-type="float">
            <text:p>-268586.763522376</text:p>
          </table:table-cell>
          <table:table-cell office:value-type="float" office:value="-88410.6154744865" calcext:value-type="float">
            <text:p>-88410.6154744865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float" office:value="-268357.141442467" calcext:value-type="float">
            <text:p>-268357.141442467</text:p>
          </table:table-cell>
          <table:table-cell office:value-type="float" office:value="-88332.402024445" calcext:value-type="float">
            <text:p>-88332.4020244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267920.887093189" calcext:value-type="float">
            <text:p>-267920.887093189</text:p>
          </table:table-cell>
          <table:table-cell office:value-type="float" office:value="-88254.9445234837" calcext:value-type="float">
            <text:p>-88254.944523483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267826.439997168" calcext:value-type="float">
            <text:p>-267826.439997168</text:p>
          </table:table-cell>
          <table:table-cell office:value-type="float" office:value="-88127.7111921675" calcext:value-type="float">
            <text:p>-88127.71119216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267560.12388063" calcext:value-type="float">
            <text:p>-267560.12388063</text:p>
          </table:table-cell>
          <table:table-cell office:value-type="float" office:value="-88262.6286923987" calcext:value-type="float">
            <text:p>-88262.62869239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267200.869095972" calcext:value-type="float">
            <text:p>-267200.869095972</text:p>
          </table:table-cell>
          <table:table-cell office:value-type="float" office:value="-88329.5689512398" calcext:value-type="float">
            <text:p>-88329.56895123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267118.461207505" calcext:value-type="float">
            <text:p>-267118.461207505</text:p>
          </table:table-cell>
          <table:table-cell office:value-type="float" office:value="-88282.9594449294" calcext:value-type="float">
            <text:p>-88282.95944492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267095.802541538" calcext:value-type="float">
            <text:p>-267095.802541538</text:p>
          </table:table-cell>
          <table:table-cell office:value-type="float" office:value="-88122.0852141865" calcext:value-type="float">
            <text:p>-88122.08521418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5">00/00/0000</text:date>, <text:time style:data-style-name="N2" text:time-value="09:56:25.340531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rwin Welbergen</meta:initial-creator>
    <meta:creation-date>2015-01-06T10:13:45.624660414</meta:creation-date>
    <dc:date>2015-01-15T09:57:16.382995974</dc:date>
    <meta:editing-duration>PT6M9S</meta:editing-duration>
    <meta:editing-cycles>9</meta:editing-cycles>
    <meta:generator>LibreOffice/4.2.7.2$Linux_X86_64 LibreOffice_project/420m0$Build-2</meta:generator>
    <dc:creator>Herwin Welbergen</dc:creator>
    <meta:document-statistic meta:table-count="1" meta:cell-count="48" meta:object-count="0"/>
  </office:meta>
</office:document-meta>
</file>